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itle">
      <style:paragraph-properties fo:break-before="page"/>
    </style:style>
    <style:style style:name="P4" style:family="paragraph" style:parent-style-name="Heading_20_1">
      <style:text-properties officeooo:paragraph-rsid="001e9876"/>
    </style:style>
    <style:style style:name="P5" style:family="paragraph" style:parent-style-name="Signature">
      <style:text-properties officeooo:paragraph-rsid="003e5796"/>
    </style:style>
    <style:style style:name="P6" style:family="paragraph" style:parent-style-name="Text_20_body">
      <style:paragraph-properties fo:text-align="center" style:justify-single-word="false"/>
    </style:style>
    <style:style style:name="P7" style:family="paragraph" style:parent-style-name="Text_20_body">
      <style:text-properties officeooo:paragraph-rsid="0029d936"/>
    </style:style>
    <style:style style:name="P8" style:family="paragraph" style:parent-style-name="Text_20_body">
      <style:text-properties officeooo:paragraph-rsid="001e9876"/>
    </style:style>
    <style:style style:name="P9" style:family="paragraph" style:parent-style-name="Text_20_body">
      <style:text-properties officeooo:paragraph-rsid="0033e1d5"/>
    </style:style>
    <style:style style:name="P10" style:family="paragraph" style:parent-style-name="Text_20_body">
      <style:text-properties officeooo:paragraph-rsid="003e5796"/>
    </style:style>
    <style:style style:name="P11" style:family="paragraph" style:parent-style-name="Text_20_body">
      <style:text-properties officeooo:paragraph-rsid="0040423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5th March 2021. Reference for version (development)</text:p>
      <text:h text:style-name="Heading_20_1"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text:soft-page-break/>+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text:soft-page-break/>return the address a+4 (where as a!4 returns the data at a+4). Could be used to pass integer references to procedures.</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Heading_20_1" text:outline-level="1">assert &lt;expression&gt;</text:h>
      <text:p text:style-name="Text_20_body">Asserts a contract, causing an error if it fails.</text:p>
      <text:p text:style-name="Signature">assert ptr != 0</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text:soft-page-break/>clear</text:h>
      <text:p text:style-name="Text_20_body">Resets all internals ; clears return stacks, locals, variables, resets the allocation pointer. </text:p>
      <text:p text:style-name="Signature">clear</text:p>
      <text:h text:style-name="Heading_20_1" text:outline-level="1">defproc name(parameters) ... endproc</text:h>
      <text:p text:style-name="P7">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P7">If there are no parameters the brackets must still be present, just empt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tab/>if event(event.timer,30) then print “Ping !”</text:p>
      <text:p text:style-name="Signature">until false</text:p>
      <text:p text:style-name="Signature"/>
      <text:h text:style-name="Heading_20_1" text:outline-level="1"><text:soft-page-break/>false true</text:h>
      <text:p text:style-name="Text_20_body">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text:h>
      <text:p text:style-name="Text_20_body">Waits for a character to be pressed (depending on the system, there may be one already in the keyboard buffer) and returns it as an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goto</text:h>
      <text:p text:style-name="P2">See GOSUB. I’d really should change the license so it is “free, unless you use GOTO GOSUB and RETURN for new code in which case it’s £1,000 to use it”. <text:soft-page-break/>This isn’t 1979 you know. If you’re typing in “Hunt the Wumpus” from an old Creative Computing or something, then you’re let off.</text:p>
      <text:h text:style-name="P4" text:outline-level="1">if ... else ... endif</text:h>
      <text:p text:style-name="P2">The long form if statement. This has an else clause and can spread over multiple lines, and be nested. Note there is <text:span text:style-name="T1">no </text:span><text:span text:style-name="T2">THEN (this is how it tells the difference syntactically) and ENDIF is required, even if it is all one one line.</text:span></text:p>
      <text:p text:style-name="P2"><text:span text:style-name="T2">You can nest If/Then within if/else/endif</text:span></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Signature">if a = 2 goto 13</text:p>
      <text:h text:style-name="Heading_20_1" text:outline-level="1">inkey()</text:h>
      <text:p text:style-name="P9">Like get() except it doesn’t wait for a key. If a key is in the input stream, it returns the code of that key, otherwise it returns 0. <text:s/>This is not suitable for game writing purposes really.</text:p>
      <text:p text:style-name="Signature">print inkey()</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text:soft-page-break/>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Heading_20_1"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text:p>
      <text:p text:style-name="Signature">defproc test()</text:p>
      <text:p text:style-name="Signature"><text:tab/>local a,b = 42</text:p>
      <text:p text:style-name="Signature">endproc</text:p>
      <text:h text:style-name="Heading_20_1" text:outline-level="1">max() min()</text:h>
      <text:p text:style-name="Text_20_body">Returns the largest or smallest in a series of numbers or strings. If numbers, any float will cause the whole expression to be evaluated as a float.</text:p>
      <text:p text:style-name="Signature">print min(1,8,12,7,-5)</text:p>
      <text:p text:style-name="Signature">print max(“HELLO”,”AND”,”GOODBYE”)</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text:soft-page-break/>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proc</text:h>
      <text:p text:style-name="Text_20_body">Calls a procedure. The expressions and their type must match the ones in the definition.</text:p>
      <text:p text:style-name="Signature">proc do.something(2,”Hello”,42)</text:p>
      <text:h text:style-name="Heading_20_1" text:outline-level="1"><text:soft-page-break/>random()</text:h>
      <text:p text:style-name="P11">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Heading_20_1"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Heading_20_1" text:outline-level="1">right$()</text:h>
      <text:p text:style-name="P10">Returns the right characters of a string. For example, the example below will print “cde”</text:p>
      <text:p text:style-name="P5">print right$(“abcde”,3)</text:p>
      <text:h text:style-name="Heading_20_1" text:outline-level="1">run</text:h>
      <text:p text:style-name="Text_20_body">Clears everything and runs the program.</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text:soft-page-break/>str$()</text:h>
      <text:p text:style-name="Text_20_body">Returns a number converted to a string. Normally this is base 10, but for integers alternative bases can be requested - in the examples the last two print 2A (hexadecimal) and 10001 (binary)</text:p>
      <text:p text:style-name="Signature">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text:soft-page-break/>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p text:style-name="Text_20_body"/>
      <text:p text:style-name="Text_20_body"/>
      <text:p text:style-name="Text_20_body"/>
      <text:p text:style-name="P3">X16 Specific Extensions</text:p>
      <text:h text:style-name="Heading_20_1" text:outline-level="1">vpoke vdoke</text:h>
      <text:p text:style-name="Text_20_body">These work like poke and doke but they write either a byte or word to VERAs internal RAM memory. Note that unlike X16 Basic, the address is a 17 bit address, the same as specified in the documentation.</text:p>
      <text:p text:style-name="Signature">Vpoke &amp;18703,42</text:p>
      <text:p text:style-name="Signature">vdoke 2,&amp;F0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0</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05T14:56:01.572267347</dc:date>
    <meta:editing-duration>PT1H21M48S</meta:editing-duration>
    <meta:editing-cycles>50</meta:editing-cycles>
    <meta:generator>LibreOffice/7.1.1.2$Linux_X86_64 LibreOffice_project/10$Build-2</meta:generator>
    <meta:document-statistic meta:table-count="0" meta:image-count="0" meta:object-count="0" meta:page-count="12" meta:paragraph-count="200" meta:word-count="2044" meta:character-count="11351" meta:non-whitespace-character-count="9490"/>
  </office:meta>
</office:document-meta>
</file>